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BC000000BFB380C3B4F2C175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 style:master-page-name="Standard">
      <style:table-properties style:width="14.633cm" fo:margin-left="0.009cm" fo:margin-top="0cm" fo:margin-bottom="0cm" style:page-number="auto" table:align="left" style:writing-mode="lr-tb"/>
    </style:style>
    <style:style style:name="Tabela2.A" style:family="table-column">
      <style:table-column-properties style:column-width="7.292cm"/>
    </style:style>
    <style:style style:name="Tabela2.B" style:family="table-column">
      <style:table-column-properties style:column-width="7.3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4" style:family="table-row">
      <style:table-row-properties style:min-row-height="4.449cm" fo:keep-together="auto"/>
    </style:style>
    <style:style style:name="Tabela2.5" style:family="table-row">
      <style:table-row-properties style:min-row-height="4.135cm" fo:keep-together="auto"/>
    </style:style>
    <style:style style:name="Tabela2.6" style:family="table-row">
      <style:table-row-properties style:min-row-height="4.459cm" fo:keep-together="auto"/>
    </style:style>
    <style:style style:name="Tabela2.7" style:family="table-row">
      <style:table-row-properties style:min-row-height="4.219cm" fo:keep-together="auto"/>
    </style:style>
    <style:style style:name="Tabela2.8" style:family="table-row">
      <style:table-row-properties style:min-row-height="3.558cm" fo:keep-together="auto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BR" style:letter-kerning="false" style:font-size-asian="10pt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BR" officeooo:rsid="001f54d7" officeooo:paragraph-rsid="001f54d7" style:letter-kerning="false" style:font-size-asian="10pt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officeooo:rsid="001f54d7" officeooo:paragraph-rsid="001f54d7" style:letter-kerning="false" style:font-size-asian="10pt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PT" officeooo:paragraph-rsid="001f54d7" style:letter-kerning="false" style:font-size-asian="10pt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PT" officeooo:rsid="001f54d7" officeooo:paragraph-rsid="001f54d7" style:letter-kerning="false" style:font-size-asian="10pt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0pt" fo:language="pt" fo:country="PT" fo:font-weight="normal" officeooo:paragraph-rsid="001f54d7" style:letter-kerning="false" style:font-size-asian="10pt" style:font-weight-asian="normal" style:font-size-complex="10pt" style:language-complex="ar" style:country-complex="SA" style:font-weight-complex="normal"/>
    </style:style>
    <style:style style:name="T1" style:family="text">
      <style:text-properties fo:language="pt" fo:country="BR"/>
    </style:style>
    <style:style style:name="T2" style:family="text">
      <style:text-properties style:font-name="Calibri" fo:language="pt" fo:country="BR" style:font-name-complex="Calibri1"/>
    </style:style>
    <style:style style:name="T3" style:family="text">
      <style:text-properties style:font-name="Calibri" fo:language="pt" fo:country="BR" officeooo:rsid="001f54d7" style:font-name-complex="Calibri1"/>
    </style:style>
    <style:style style:name="T4" style:family="text">
      <style:text-properties style:font-name="Calibri" fo:language="pt" fo:country="BR" officeooo:rsid="001f54d7" style:font-name-complex="Calibri1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color="#ff0000" loext:opacity="100%" fo:font-weight="bold" officeooo:rsid="001f54d7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202124" loext:opacity="100%" style:font-name="Arial" fo:font-size="14pt" fo:language="pt" fo:country="BR" fo:background-color="#ffffff" loext:char-shading-value="0" style:font-name-asian="Arial1" style:font-size-asian="14pt" style:font-name-complex="Arial1" style:font-size-complex="14pt"/>
    </style:style>
    <style:style style:name="T9" style:family="text">
      <style:text-properties fo:color="#202124" loext:opacity="100%" style:font-name="Arial" fo:font-size="18pt" fo:language="pt" fo:country="BR" fo:background-color="#ffffff" loext:char-shading-value="0" style:font-name-asian="Arial1" style:font-size-asian="18pt" style:font-name-complex="Arial1" style:font-size-complex="18pt"/>
    </style:style>
    <style:style style:name="T10" style:family="text">
      <style:text-properties officeooo:rsid="001f54d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ALUNO1: <text:span text:style-name="T10">Daniela dos Santos Luz</text:span></text:p>
          </table:table-cell>
          <table:table-cell table:style-name="Tabela2.A1" office:value-type="string">
            <text:p text:style-name="P7"><text:span text:style-name="T1">N</text:span><text:span text:style-name="T2">°:</text:span><text:span text:style-name="T3">7</text:span></text:p>
          </table:table-cell>
        </table:table-row>
        <table:table-row table:style-name="Tabela2.1">
          <table:table-cell table:style-name="Tabela2.A1" office:value-type="string">
            <text:p text:style-name="P5">ALUNO2: <text:span text:style-name="T10">Victíria Betim Lara</text:span></text:p>
          </table:table-cell>
          <table:table-cell table:style-name="Tabela2.A1" office:value-type="string">
            <text:p text:style-name="P7"><text:span text:style-name="T1">N</text:span><text:span text:style-name="T2">°:</text:span><text:span text:style-name="T3">42</text:span></text:p>
          </table:table-cell>
        </table:table-row>
        <table:table-row table:style-name="Tabela2.1">
          <table:table-cell table:style-name="Tabela2.A1" office:value-type="string">
            <text:p text:style-name="P5">NOME DO PROJETO:</text:p>
          </table:table-cell>
          <table:table-cell table:style-name="Tabela2.A1" office:value-type="string">
            <text:p text:style-name="P8">C3 Solução </text:p>
          </table:table-cell>
        </table:table-row>
        <table:table-row table:style-name="Tabela2.4">
          <table:table-cell table:style-name="Tabela2.A1" office:value-type="string">
            <text:p text:style-name="P5">OBJETIVOS PRINCIPAL DO PROJETO:</text:p>
          </table:table-cell>
          <table:table-cell table:style-name="Tabela2.A1" office:value-type="string">
            <text:p text:style-name="P9">venda de container </text:p>
          </table:table-cell>
        </table:table-row>
        <table:table-row table:style-name="Tabela2.5">
          <table:table-cell table:style-name="Tabela2.A1" office:value-type="string">
            <text:p text:style-name="P5">Formulários:</text:p>
          </table:table-cell>
          <table:table-cell table:style-name="Tabela2.A1" office:value-type="string">
            <text:p text:style-name="P9">cadastro cliente</text:p>
            <text:p text:style-name="P9">cadastro produto</text:p>
            <text:p text:style-name="P9">venda</text:p>
            <text:p text:style-name="P9">Cadastro de ADM</text:p>
            <text:p text:style-name="P5"><text:span text:style-name="T5"/></text:p>
          </table:table-cell>
        </table:table-row>
        <table:table-row table:style-name="Tabela2.6">
          <table:table-cell table:style-name="Tabela2.A1" office:value-type="string">
            <text:p text:style-name="P5">Tabelas no BD</text:p>
          </table:table-cell>
          <table:table-cell table:style-name="Tabela2.A1" office:value-type="string">
            <text:p text:style-name="P9"><text:s/>tabela de:</text:p>
            <text:p text:style-name="P9">cadastro cliente</text:p>
            <text:p text:style-name="P9">cadastro produto</text:p>
            <text:p text:style-name="P10">adm</text:p>
            <text:p text:style-name="P9">venda</text:p>
          </table:table-cell>
        </table:table-row>
        <table:table-row table:style-name="Tabela2.7">
          <table:table-cell table:style-name="Tabela2.A1" office:value-type="string">
            <text:p text:style-name="P5">Relatórios</text:p>
          </table:table-cell>
          <table:table-cell table:style-name="Tabela2.A1" office:value-type="string">
            <text:p text:style-name="P11">carrinho de compras </text:p>
          </table:table-cell>
        </table:table-row>
        <table:table-row table:style-name="Tabela2.8">
          <table:table-cell table:style-name="Tabela2.A1" office:value-type="string">
            <text:p text:style-name="P5">Outros:</text:p>
          </table:table-cell>
          <table:table-cell table:style-name="Tabela2.A1" office:value-type="string">
            <text:p text:style-name="P6"><text:span text:style-name="T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4.633cm" fo:margin-left="0.009cm" fo:margin-top="0cm" fo:margin-bottom="0cm" table:align="left" style:writing-mode="lr-tb"/>
    </style:style>
    <style:style style:name="Tabela1.A" style:family="table-column">
      <style:table-column-properties style:column-width="3.288cm"/>
    </style:style>
    <style:style style:name="Tabela1.B" style:family="table-column">
      <style:table-column-properties style:column-width="11.34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1" text:anchor-type="as-char" svg:width="2.711cm" svg:height="1.815cm" draw:z-index="0"><draw:image xlink:href="Pictures/10000201000000BC000000BFB380C3B4F2C175B5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Centro Estadual de Educação Profissional Pedro Boaretto Neto</text:p>
              <text:p text:style-name="MP4">ANALISE DE PROJETO E SISTEMA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dor</meta:initial-creator>
    <meta:editing-cycles>3</meta:editing-cycles>
    <meta:creation-date>2023-02-07T20:56:00</meta:creation-date>
    <dc:date>2023-03-03T13:34:36.896846042</dc:date>
    <meta:editing-duration>PT5M30S</meta:editing-duration>
    <meta:generator>LibreOffice/7.0.6.2$Linux_X86_64 LibreOffice_project/144abb84a525d8e30c9dbbefa69cbbf2d8d4ae3b</meta:generator>
    <meta:document-statistic meta:table-count="2" meta:image-count="1" meta:object-count="0" meta:page-count="1" meta:paragraph-count="25" meta:word-count="61" meta:character-count="396" meta:non-whitespace-character-count="355"/>
    <meta:user-defined meta:name="AppVersion">16.0000</meta:user-defined>
    <meta:user-defined meta:name="ICV">95945B29D6BA46BABC5C63EB11EF0429</meta:user-defined>
    <meta:user-defined meta:name="KSOProductBuildVer">1046-11.2.0.11440</meta:user-defined>
    <meta:template xlink:type="simple" xlink:actuate="onRequest" xlink:title="Normal.dotm" xlink:href=""/>
  </office:meta>
</office:document-meta>
</file>